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2" svg:font-family="'Liberation Serif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3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a1" style:family="table">
      <style:table-properties style:width="6.6972in" fo:margin-left="0.0042in" fo:margin-top="0in" fo:margin-bottom="0in" table:align="left" style:writing-mode="lr-tb"/>
    </style:style>
    <style:style style:name="Tabella1.A" style:family="table-column">
      <style:table-column-properties style:column-width="0.4771in"/>
    </style:style>
    <style:style style:name="Tabella1.B" style:family="table-column">
      <style:table-column-properties style:column-width="1.7792in"/>
    </style:style>
    <style:style style:name="Tabella1.C" style:family="table-column">
      <style:table-column-properties style:column-width="1.6208in"/>
    </style:style>
    <style:style style:name="Tabella1.D" style:family="table-column">
      <style:table-column-properties style:column-width="1.6646in"/>
    </style:style>
    <style:style style:name="Tabella1.E" style:family="table-column">
      <style:table-column-properties style:column-width="1.1556in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" fo:padding="0in" fo:border-left="0.5pt solid #000001" fo:border-right="1pt solid #bfbfbf" fo:border-top="0.5pt solid #000001" fo:border-bottom="0.5pt solid #000001"/>
    </style:style>
    <style:style style:name="Tabella1.E1" style:family="table-cell">
      <style:table-cell-properties style:vertical-align="" fo:padding="0in" fo:border="0.5pt solid #000001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NewRomanPSMT"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color="#000000" style:font-name="TimesNewRomanPSMT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5" style:family="paragraph" style:parent-style-name="Standard">
      <style:paragraph-properties fo:text-align="center" style:justify-single-word="false" fo:orphans="0" fo:widows="0"/>
      <style:text-properties fo:color="#000000" style:font-name="TimesNewRomanPSMT" fo:font-size="12pt" fo:language="it" fo:country="IT" fo:font-weight="normal" style:letter-kerning="true" style:font-name-asian="Arial Unicode MS1" style:font-size-asian="12pt" style:language-asian="zh" style:country-asian="CN" style:font-weight-asian="normal" style:font-size-complex="12pt" style:language-complex="hi" style:country-complex="IN"/>
    </style:style>
    <style:style style:name="P6" style:family="paragraph" style:parent-style-name="Standard">
      <style:paragraph-properties fo:text-align="center" style:justify-single-word="false" fo:orphans="0" fo:widows="0"/>
      <style:text-properties fo:color="#000000" style:font-name="TimesNewRomanPSMT" fo:font-size="12pt" fo:language="it" fo:country="IT" fo:font-style="italic" fo:font-weight="normal" style:letter-kerning="true" style:font-name-asian="Arial Unicode MS1" style:font-size-asian="12pt" style:language-asian="zh" style:country-asian="CN" style:font-style-asian="italic" style:font-weight-asian="normal" style:font-size-complex="12pt" style:language-complex="hi" style:country-complex="IN"/>
    </style:style>
    <style:style style:name="P7" style:family="paragraph" style:parent-style-name="Standard">
      <style:paragraph-properties fo:text-align="start" style:justify-single-word="false" fo:orphans="0" fo:widows="0"/>
      <style:text-properties fo:color="#000000" style:font-name="TimesNewRomanPSMT" fo:font-size="12pt" fo:language="it" fo:country="IT" fo:font-style="normal" fo:font-weight="normal" style:letter-kerning="true" style:font-name-asian="Arial Unicode MS1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P8" style:family="paragraph" style:parent-style-name="Standard">
      <style:text-properties fo:color="#000000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9" style:family="paragraph" style:parent-style-name="Standard">
      <style:paragraph-properties fo:line-height="200%" fo:text-align="justify" style:justify-single-word="false"/>
      <style:text-properties fo:color="#000000" style:font-name="TimesNewRomanPSMT" fo:font-size="12pt" fo:font-style="normal" fo:font-weight="normal" officeooo:paragraph-rsid="001c2d13" style:font-size-asian="12pt" style:font-style-asian="normal" style:font-weight-asian="normal" style:font-size-complex="12pt"/>
    </style:style>
    <style:style style:name="P10" style:family="paragraph" style:parent-style-name="Standard">
      <style:paragraph-properties>
        <style:tab-stops>
          <style:tab-stop style:position="4.7217in" style:type="center"/>
        </style:tab-stops>
      </style:paragraph-properties>
      <style:text-properties fo:color="#000000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4.7217in" style:type="center"/>
        </style:tab-stops>
      </style:paragraph-properties>
      <style:text-properties fo:color="#000000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NewRomanPSMT" fo:font-size="12pt" fo:font-style="normal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NewRomanPSMT" fo:font-size="12pt" style:font-size-asian="12pt" style:font-size-complex="12pt"/>
    </style:style>
    <style:style style:name="P16" style:family="paragraph" style:parent-style-name="Standard">
      <style:text-properties style:font-name="TimesNewRomanPSMT" fo:font-size="12pt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TimesNewRomanPSMT"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NewRomanPSMT" fo:font-size="12pt" style:font-size-asian="12pt" style:font-size-complex="12pt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style="normal" fo:font-weight="normal" officeooo:paragraph-rsid="002289c1" style:font-name-asian="Times New Roman" style:font-size-asian="12pt" style:font-style-asian="normal" style:font-weight-asian="normal" style:font-name-complex="Times New Roman" style:font-size-complex="12pt"/>
    </style:style>
    <style:style style:name="P20" style:family="paragraph" style:parent-style-name="Standard">
      <style:paragraph-properties fo:margin-left="0.3in" fo:margin-right="-0.0043in" fo:text-align="center" style:justify-single-word="false" fo:text-indent="-0.3in" style:auto-text-indent="false"/>
      <style:text-properties fo:color="#000000" style:font-name="TimesNewRomanPSMT" fo:font-size="12pt" style:font-size-asian="12pt" style:font-size-complex="12pt"/>
    </style:style>
    <style:style style:name="P21" style:family="paragraph" style:parent-style-name="Standard">
      <style:paragraph-properties fo:margin-left="0.3in" fo:margin-right="-0.0043in" fo:text-align="center" style:justify-single-word="false" fo:text-indent="-0.3in" style:auto-text-indent="false"/>
      <style:text-properties fo:color="#000000" style:font-name="TimesNewRomanPSMT"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.248in" fo:margin-right="-0.0043in" fo:text-align="justify" style:justify-single-word="false" fo:text-indent="0in" style:auto-text-indent="false"/>
      <style:text-properties fo:color="#000000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23" style:family="paragraph" style:parent-style-name="Standard">
      <style:paragraph-properties fo:margin-left="0.248in" fo:margin-right="-0.0043in" fo:text-align="justify" style:justify-single-word="false" fo:text-indent="0in" style:auto-text-indent="false"/>
      <style:text-properties style:font-name="TimesNewRomanPSMT" fo:font-size="12pt" style:font-size-asian="12pt" style:font-size-complex="12pt"/>
    </style:style>
    <style:style style:name="P24" style:family="paragraph" style:parent-style-name="Standard">
      <style:paragraph-properties fo:margin-left="0.5in" fo:margin-right="-0.0043in" fo:text-align="justify" style:justify-single-word="false" fo:text-indent="-0.252in" style:auto-text-indent="false"/>
      <style:text-properties style:font-name="TimesNewRomanPSMT" fo:font-size="12pt" style:font-size-asian="12pt" style:font-size-complex="12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NewRomanPSMT" fo:font-size="12pt" fo:font-weight="bold" style:font-size-asian="12pt" style:font-weight-asian="bold" style:font-size-complex="12pt"/>
    </style:style>
    <style:style style:name="T1" style:family="text">
      <style:text-properties fo:color="#000000" fo:font-style="normal" fo:font-weight="bold" style:font-style-asian="normal" style:font-weight-asian="bold"/>
    </style:style>
    <style:style style:name="T2" style:family="text">
      <style:text-properties fo:color="#000000" fo:font-style="normal" fo:font-weight="normal" style:font-style-asian="normal" style:font-weight-asian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DICHIARAZIONE SOSTITUTIVA DELL’ATTO DI NOTORIETA’</text:p>
      <text:p text:style-name="P1">(Art..47 del D.P.R. 28 dicembre 2000, N. 445)</text:p>
      <text:p text:style-name="P3"/>
      <text:p text:style-name="P1">USO SUCCESSIONE</text:p>
      <text:p text:style-name="P2"/>
      <text:p text:style-name="P17">{%= @illa.capitalize %} sottoscritt{%= @oa %} <text:span text:style-name="T3">{%= @persona.nome %} {%= @persona.cognome %}</text:span></text:p>
      <text:p text:style-name="P17">nat{%= @oa%} a <text:span text:style-name="T3">{%= @persona.comune_nascita %}</text:span> il <text:span text:style-name="T3">{%= @persona.data_nascita %}</text:span></text:p>
      <text:p text:style-name="P17">residente a <text:span text:style-name="T3">{%= @persona.indirizzo_residenza.comune %}</text:span> in <text:span text:style-name="T3">{%= @persona.indirizzo_residenza.to_s %}</text:span></text:p>
      <text:p text:style-name="P17">codice fiscale <text:span text:style-name="T3">{%= @persona.codice_fiscale %}</text:span></text:p>
      <text:p text:style-name="P4"/>
      <text:p text:style-name="P4">consapevole delle sanzioni penali previste dell’art. 76 del D.P.R: 445/2000, nel caso di mendaci dichiarazioni, falsità negli atti, uso <text:s/>o esibizione di atti o contenenti dati non più rispondenti a verità,</text:p>
      <text:p text:style-name="P20"/>
      <text:p text:style-name="P21">DICHIARA</text:p>
      <text:p text:style-name="P2"/>
      <text:p text:style-name="P2">che in data__________________è decedut__ <text:s text:c="2"/>________________________________________</text:p>
      <text:p text:style-name="P2"/>
      <text:p text:style-name="P2">nat______a________________________________________________il____________________</text:p>
      <text:p text:style-name="P2"/>
      <text:p text:style-name="P2">in vita residente a______________________________________, in via_____________________</text:p>
      <text:p text:style-name="P2"/>
      <text:p text:style-name="P2">___________________________________________________________________del dichiarante</text:p>
      <text:p text:style-name="P2"><text:tab/>(indicare il rapporto di parentela col defunto: coniuge, figlio, nipote, ecc.</text:p>
      <text:p text:style-name="P2"/>
      <text:p text:style-name="P4">ha lasciato testamento olografo, pubblicato presso il notaio Dott.___________________________________</text:p>
      <text:p text:style-name="P4">del Collegio Notarile di___________in data_________Rep.N_________, fascicolo n.___________________ con il quale il defunto <text:s/>nomina eredi testamentari:</text:p>
      <text:p text:style-name="P18"><text:bookmark text:name="__DdeLink__727_21244244391"/><text:bookmark text:name="__DdeLink__727_2124424439"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5">N. d’ord</text:p>
          </table:table-cell>
          <table:table-cell table:style-name="Tabella1.A1" office:value-type="string">
            <text:p text:style-name="P5">Cognome e Nome</text:p>
          </table:table-cell>
          <table:table-cell table:style-name="Tabella1.A1" office:value-type="string">
            <text:p text:style-name="P5">Luogo e </text:p>
            <text:p text:style-name="P5">data di nascita</text:p>
          </table:table-cell>
          <table:table-cell table:style-name="Tabella1.A1" office:value-type="string">
            <text:p text:style-name="P5">Residenza</text:p>
          </table:table-cell>
          <table:table-cell table:style-name="Tabella1.E1" office:value-type="string">
            <text:p text:style-name="P5">Grado di parentela con il</text:p>
            <text:p text:style-name="P6">de cuius</text:p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</table:table>
      <text:p text:style-name="P16"><text:bookmark text:name="__DdeLink__727_21244244393"/><text:bookmark text:name="__DdeLink__727_21244244392"/></text:p>
      <text:p text:style-name="P8">Dichiara altresì:___________________________________________________________________</text:p>
      <text:p text:style-name="P8"/>
      <text:p text:style-name="P19">Dichiaro di essere informat{%= @oa %}, ai sensi e per gli effetti dell’art. 13 – 14 Regolamento europeo 2016/679 in materia di protezione dei dati che i dati <text:soft-page-break/>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8"/>
      <text:p text:style-name="P9">Addì {%= @data %}</text:p>
      <text:p text:style-name="P10"><text:tab/>IL DICHIARANTE</text:p>
      <text:p text:style-name="P12"><text:tab/>_________________</text:p>
      <text:p text:style-name="P11"/>
      <text:p text:style-name="P11">********************************************************************************</text:p>
      <text:p text:style-name="P11"/>
      <text:p text:style-name="P14">AUTENTICA</text:p>
      <text:p text:style-name="P11"/>
      <text:p text:style-name="P13">Ai sensi degli artt 4, comma 1 <text:s/>e 21, comma 2, <text:s/>del DPR 445/2000, attesto che le <text:s/>sottoscrizione di cui sopra, <text:s text:c="2"/>è stata apposta <text:s/>in mia presenza dall’interessato Sig./ra <text:s/>_________________________, </text:p>
      <text:p text:style-name="P13">previo accertamento della sua identità a mezzo di _______________________________________</text:p>
      <text:p text:style-name="P11">Addì _______________________<text:tab/><text:tab/>IL DIPENDENTE INCARICATO DAL SINDACO</text:p>
      <text:p text:style-name="P11"><text:tab/><text:tab/><text:tab/><text:tab/><text:tab/><text:tab/> <text:s text:c="3"/>_____________________________________</text:p>
      <text:p text:style-name="P15"/>
      <text:p text:style-name="P22">_________________________________________________</text:p>
      <text:p text:style-name="P11">La presente dichiarazione può essere:</text:p>
      <text:p text:style-name="P23"><text:span text:style-name="T1">a)<text:tab/></text:span><text:span text:style-name="T2">firmata in presenza del dipendente addetto a riceverla</text:span></text:p>
      <text:p text:style-name="P24"><text:span text:style-name="T1">b)<text:tab/></text:span><text:span text:style-name="T2">trasmessa via posta, fax o via telematica con allegata carta di identità se trasmessa a organi della Pubblica amministrazione</text:span></text:p>
      <text:p text:style-name="P24"><text:span text:style-name="T1">c)<text:tab/></text:span><text:span text:style-name="T2">La firma deve essere autenticata presso qualsiasi pubblico ufficiale (dipendente comunale incaricato dal Sindaco, Notaio, Segretario Comunale e occorre apporre la marca da bollo autenticata </text:span><text:span text:style-name="T1">se va presentata ad soggetti privati o ad organi della Pubblica amministrazione ai fini della riscossione di benefici economici</text:span><text:span text:style-name="T2"> (pensioni, contributi, ecc.). In tal caso </text:span><text:span text:style-name="T1">occorre apporre la marca da boll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2" svg:font-family="'Liberation Serif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3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it" fo:country="IT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fo:font-size="14pt" fo:language="it" fo:country="IT" style:letter-kerning="true" style:font-name-asian="Arial Unicode MS1" style:font-family-asian="'Arial Unicode MS'" style:font-family-generic-asian="system" style:font-size-asian="14pt" style:language-asian="zh" style:country-asian="CN" style:font-name-complex="Arial Unicode MS" style:font-family-complex="'Arial Unicode MS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 fo:text-align="start" style:justify-single-word="false" fo:orphans="0" fo:widows="0"/>
      <style:text-properties fo:color="#000000" style:font-name="Liberation Serif1" fo:font-family="'Liberation Serif'" style:font-family-generic="roman" fo:font-size="12pt" fo:language="it" fo:country="IT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text-align="start" style:justify-single-word="false" fo:orphans="0" fo:widows="0"/>
      <style:text-properties fo:color="#000000" style:font-name="Liberation Serif1" fo:font-family="'Liberation Serif'" style:font-family-generic="roman" fo:font-size="12pt" fo:language="it" fo:country="IT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text:number-lines="false" text:line-number="0"/>
      <style:text-properties fo:color="#000000" style:font-name="Liberation Serif1" fo:font-family="'Liberation Serif'" style:font-family-generic="roman" fo:font-size="12pt" fo:language="it" fo:country="IT" fo:font-style="italic" style:letter-kerning="true" style:font-name-asian="Liberation Serif2" style:font-family-asian="'Liberation Serif'" style:font-family-generic-asian="system" style:font-size-asian="12pt" style:language-asian="zh" style:country-asian="CN" style:font-style-asian="italic" style:font-size-complex="12pt" style:language-complex="hi" style:country-complex="IN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/>
      <style:text-properties fo:color="#000000" style:font-name="Liberation Serif1" fo:font-family="'Liberation Serif'" style:font-family-generic="roman" fo:font-size="12pt" fo:language="it" fo:country="IT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92in" fo:margin-bottom="0.25in" fo:margin-left="0.7874in" fo:margin-right="0.7874in" style:writing-mode="lr-tb" style:layout-grid-color="#c0c0c0" style:layout-grid-lines="27797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editing-duration>PT9M4S</meta:editing-duration>
    <meta:editing-cycles>5</meta:editing-cycles>
    <meta:creation-date>2015-09-29T13:54:45.562770000</meta:creation-date>
    <dc:date>2020-11-20T09:01:25.872180901</dc:date>
    <meta:document-statistic meta:table-count="1" meta:image-count="0" meta:object-count="0" meta:page-count="2" meta:paragraph-count="39" meta:word-count="378" meta:character-count="3173" meta:non-whitespace-character-count="2806"/>
  </office:meta>
</office:document-meta>
</file>